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2" style:family="text">
      <style:text-properties fo:font-family="'Liberation Sans'" style:font-family-generic="roman" style:font-pitch="variable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569cm" svg:height="3.975cm" svg:x="4.129cm" svg:y="0.616cm">
            <draw:text-box>
              <text:p text:style-name="P1">P1 controls s1</text:p>
              <text:p text:style-name="P1">P1 says s1</text:p>
              <text:p text:style-name="P1">s1 <text:span text:style-name="T1">É</text:span><text:span text:style-name="T2"> s2</text:span></text:p>
              <text:p text:style-name="P1"><text:span text:style-name="T2">-----------------</text:span></text:p>
              <text:p text:style-name="P1"><text:span text:style-name="T2">P2 says s2</text:span></text:p>
            </draw:text-box>
          </draw:frame>
          <draw:custom-shape draw:style-name="gr2" draw:text-style-name="P1" draw:layer="layout" svg:width="3.81cm" svg:height="1.905cm" svg:x="8.701cm" svg:y="1.651cm">
            <text:p text:style-name="P1">P2 says s2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.81cm" svg:height="1.905cm" svg:x="0.3cm" svg:y="1.651cm">
            <text:p text:style-name="P1">P1 says s1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5:13:01</meta:creation-date>
    <dc:date>2012-09-18T15:44:43</dc:date>
    <meta:editing-duration>PT16M32S</meta:editing-duration>
    <meta:editing-cycles>2</meta:editing-cycles>
    <meta:generator>LibreOffice/3.5$Linux_X86_64 LibreOffice_project/350m1$Build-2</meta:generator>
    <meta:document-statistic meta:object-count="4"/>
  </office:meta>
</office:document-meta>
</file>